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a76e" officeooo:paragraph-rsid="000ba76e"/>
    </style:style>
    <style:style style:name="P2" style:family="paragraph" style:parent-style-name="Standard">
      <style:text-properties officeooo:paragraph-rsid="000ba76e"/>
    </style:style>
    <style:style style:name="T1" style:family="text">
      <style:text-properties officeooo:rsid="000ba76e"/>
    </style:style>
    <style:style style:name="T2" style:family="text">
      <style:text-properties officeooo:rsid="000bb8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s text:c="113"/><text:span text:style-name="T1">Datum: 06.12.2022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ehr geehrte Damen und Herren,</text:p>
      <text:p text:style-name="Standard"/>
      <text:p text:style-name="P1">ich bin Muhannad Haj Mohammad.</text:p>
      <text:p text:style-name="P2"><text:span text:style-name="T1"><text:s/></text:span></text:p>
      <text:p text:style-name="P2"><text:span text:style-name="T1">Ich habe </text:span>beim Ausfüllen der vorherigen <text:span text:style-name="T1">Weiterbewilligungsantrag <text:s/></text:span>einen Fehler gemacht.</text:p>
      <text:p text:style-name="Standard"/>
      <text:p text:style-name="Standard">Ich meinte, dass meine Frau <text:span text:style-name="T1">a</text:span>m 1. Oktober 202<text:span text:style-name="T2">2</text:span> in ein neue <text:span text:style-name="T1">Wohn</text:span><text:span text:style-name="T2">u</text:span><text:span text:style-name="T1">ng </text:span><text:s/>gezogen ist, aber wir sind nicht umgezogen, wir sind immer noch im selbe <text:span text:style-name="T1">Wohnung </text:span>, ich und meine Kinder.</text:p>
      <text:p text:style-name="Standard"/>
      <text:p text:style-name="P1">Vielen Dank für Ihre Hilfe .</text:p>
      <text:p text:style-name="P1"/>
      <text:p text:style-name="P1"/>
      <text:p text:style-name="P1">Mit freundlichen Grüßen</text:p>
      <text:p text:style-name="P1"/>
      <text:p text:style-name="P1">Haj mohamma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5:25:37.242466033</meta:creation-date>
    <meta:print-date>2022-12-06T15:44:23.164799167</meta:print-date>
    <dc:date>2022-12-06T15:46:02.065175329</dc:date>
    <meta:editing-duration>PT4S</meta:editing-duration>
    <meta:editing-cycles>1</meta:editing-cycles>
    <meta:document-statistic meta:table-count="0" meta:image-count="0" meta:object-count="0" meta:page-count="1" meta:paragraph-count="9" meta:word-count="65" meta:character-count="512" meta:non-whitespace-character-count="339"/>
    <meta:generator>LibreOffice/7.3.7.2$Linux_X86_64 LibreOffice_project/30$Build-2</meta:generator>
  </office:meta>
</office:document-meta>
</file>